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 svg:font-family="'Noto Sans Devanagari'" style:font-family-generic="swiss"/>
    <style:font-face style:name="Arial" svg:font-family="Arial" style:font-family-generic="roman" style:font-pitch="variable"/>
    <style:font-face style:name="Average" svg:font-family="Average" style:font-family-generic="roman" style:font-pitch="variable"/>
    <style:font-face style:name="Palatino Linotype" svg:font-family="'Palatino Linotype'"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Average1" svg:font-family="Average" style:font-family-generic="system" style:font-pitch="variable"/>
    <style:font-face style:name="DejaVu Sans1" svg:font-family="'DejaVu Sans'" style:font-family-generic="system" style:font-pitch="variable"/>
    <style:font-face style:name="Noto Sans Devanagari1" svg:font-family="'Noto Sans Devanagari'" style:font-family-generic="system" style:font-pitch="variable"/>
    <style:font-face style:name="Palatino Linotype1" svg:font-family="'Palatino Linotype'" style:font-family-generic="system" style:font-pitch="variable"/>
  </office:font-face-decls>
  <office:automatic-styles>
    <style:style style:name="P1" style:family="paragraph" style:parent-style-name="Heading_20_1">
      <style:paragraph-properties fo:margin-top="0.0902in" fo:margin-bottom="0.0598in" style:contextual-spacing="false" fo:line-height="100%"/>
    </style:style>
    <style:style style:name="P2" style:family="paragraph" style:parent-style-name="Standard">
      <style:paragraph-properties fo:line-height="100%" fo:orphans="0" fo:widows="0"/>
      <style:text-properties style:font-name="Palatino Linotype" fo:font-size="12pt" style:font-name-asian="Palatino Linotype1" style:font-size-asian="12pt" style:font-name-complex="Palatino Linotype1" style:font-size-complex="12pt"/>
    </style:style>
    <style:style style:name="P3" style:family="paragraph" style:parent-style-name="Standard">
      <style:paragraph-properties fo:line-height="100%" fo:orphans="0" fo:widows="0"/>
      <style:text-properties style:font-name="Palatino Linotype" fo:font-size="12pt" fo:font-weight="bold" style:font-name-asian="Palatino Linotype1" style:font-size-asian="12pt" style:font-weight-asian="bold" style:font-name-complex="Palatino Linotype1" style:font-size-complex="12pt"/>
    </style:style>
    <style:style style:name="P4" style:family="paragraph" style:parent-style-name="Standard">
      <style:paragraph-properties fo:line-height="100%" fo:orphans="0" fo:widows="0"/>
    </style:style>
    <style:style style:name="P5" style:family="paragraph" style:parent-style-name="Standard" style:list-style-name="WWNum1">
      <style:paragraph-properties fo:line-height="100%" fo:orphans="0" fo:widows="0"/>
    </style:style>
    <style:style style:name="P6" style:family="paragraph" style:parent-style-name="Standard" style:list-style-name="WWNum2">
      <style:paragraph-properties fo:line-height="100%" fo:orphans="0" fo:widows="0"/>
    </style:style>
    <style:style style:name="P7" style:family="paragraph" style:parent-style-name="Standard">
      <style:paragraph-properties fo:line-height="100%">
        <style:tab-stops>
          <style:tab-stop style:position="3.25in" style:type="center"/>
          <style:tab-stop style:position="6.5in" style:type="right"/>
        </style:tab-stops>
      </style:paragraph-properties>
    </style:style>
    <style:style style:name="P8" style:family="paragraph" style:parent-style-name="Standard">
      <style:paragraph-properties fo:margin-left="0.5in" fo:margin-right="0in" fo:line-height="100%" fo:orphans="0" fo:widows="0" fo:text-indent="0in" style:auto-text-indent="false"/>
      <style:text-properties style:font-name="Average" fo:font-size="12pt" style:font-name-asian="Average1" style:font-size-asian="12pt" style:font-name-complex="Average1" style:font-size-complex="12pt"/>
    </style:style>
    <style:style style:name="P9" style:family="paragraph" style:parent-style-name="Standard">
      <style:paragraph-properties fo:margin-left="0.5in" fo:margin-right="0in" fo:line-height="100%" fo:orphans="0" fo:widows="0" fo:text-indent="0in" style:auto-text-indent="false"/>
    </style:style>
    <style:style style:name="P10" style:family="paragraph" style:parent-style-name="Standard">
      <style:paragraph-properties fo:margin-left="0.5in" fo:margin-right="0in" fo:line-height="100%" fo:orphans="0" fo:widows="0" fo:text-indent="0in" style:auto-text-indent="false"/>
      <style:text-properties style:font-name="Palatino Linotype" fo:font-size="12pt" style:font-name-asian="Palatino Linotype1" style:font-size-asian="12pt" style:font-name-complex="Palatino Linotype1" style:font-size-complex="12pt"/>
    </style:style>
    <style:style style:name="P11" style:family="paragraph" style:parent-style-name="Standard">
      <style:paragraph-properties fo:margin-left="1in" fo:margin-right="0in" fo:line-height="100%" fo:orphans="0" fo:widows="0" fo:text-indent="0in" style:auto-text-indent="false"/>
      <style:text-properties style:font-name="Palatino Linotype" fo:font-size="12pt" style:font-name-asian="Palatino Linotype1" style:font-size-asian="12pt" style:font-name-complex="Palatino Linotype1" style:font-size-complex="12pt"/>
    </style:style>
    <style:style style:name="P12" style:family="paragraph" style:parent-style-name="Standard">
      <style:paragraph-properties fo:margin-left="1in" fo:margin-right="0in" fo:line-height="100%" fo:orphans="0" fo:widows="0" fo:text-indent="0in" style:auto-text-indent="false"/>
    </style:style>
    <style:style style:name="P13" style:family="paragraph" style:parent-style-name="Standard">
      <style:paragraph-properties fo:margin-left="1in" fo:margin-right="0in" fo:line-height="100%" fo:orphans="0" fo:widows="0" fo:text-indent="0.5in" style:auto-text-indent="false"/>
    </style:style>
    <style:style style:name="P14" style:family="paragraph" style:parent-style-name="Standard">
      <style:paragraph-properties fo:line-height="100%" fo:orphans="0" fo:widows="0" fo:break-before="page"/>
    </style:style>
    <style:style style:name="P15" style:family="paragraph" style:parent-style-name="Standard">
      <style:paragraph-properties fo:margin-top="0in" fo:margin-bottom="0.222in" style:contextual-spacing="false" fo:line-height="100%" fo:orphans="0" fo:widows="0" fo:break-before="page"/>
    </style:style>
    <style:style style:name="P16" style:family="paragraph" style:parent-style-name="Standard">
      <style:paragraph-properties fo:margin-top="0in" fo:margin-bottom="0.111in" style:contextual-spacing="false" fo:line-height="108%">
        <style:tab-stops>
          <style:tab-stop style:position="3.25in" style:type="center"/>
          <style:tab-stop style:position="6.5in" style:type="right"/>
        </style:tab-stops>
      </style:paragraph-properties>
    </style:style>
    <style:style style:name="P17" style:family="paragraph" style:parent-style-name="Standard">
      <style:paragraph-properties fo:margin-top="0in" fo:margin-bottom="0.111in" style:contextual-spacing="false" fo:line-height="108%">
        <style:tab-stops>
          <style:tab-stop style:position="3.25in" style:type="center"/>
          <style:tab-stop style:position="6.5in" style:type="right"/>
        </style:tab-stops>
      </style:paragraph-properties>
      <style:text-properties style:font-name="Palatino Linotype" fo:font-size="12pt" style:font-name-asian="Palatino Linotype1" style:font-size-asian="12pt" style:font-name-complex="Palatino Linotype1" style:font-size-complex="12pt"/>
    </style:style>
    <style:style style:name="P18" style:family="paragraph" style:parent-style-name="Standard" style:master-page-name="First_20_Page">
      <style:paragraph-properties fo:line-height="100%" fo:text-align="end" style:justify-single-word="false" fo:orphans="0" fo:widows="0" style:page-number="1"/>
      <style:text-properties style:font-name="Palatino Linotype" fo:font-size="12pt" style:font-name-asian="Palatino Linotype1" style:font-size-asian="12pt" style:font-name-complex="Palatino Linotype1" style:font-size-complex="12pt"/>
    </style:style>
    <style:style style:name="T1" style:family="text">
      <style:text-properties style:font-name="Palatino Linotype" fo:font-size="12pt" style:font-name-asian="Palatino Linotype1" style:font-size-asian="12pt" style:font-name-complex="Palatino Linotype1" style:font-size-complex="12pt"/>
    </style:style>
    <style:style style:name="T2" style:family="text">
      <style:text-properties style:font-name="Palatino Linotype" fo:font-size="12pt" officeooo:rsid="00164b35" style:font-name-asian="Palatino Linotype1" style:font-size-asian="12pt" style:font-name-complex="Palatino Linotype1" style:font-size-complex="12pt"/>
    </style:style>
    <style:style style:name="T3" style:family="text">
      <style:text-properties style:font-name="Palatino Linotype" fo:font-size="12pt" officeooo:rsid="0017785b" style:font-name-asian="Palatino Linotype1" style:font-size-asian="12pt" style:font-name-complex="Palatino Linotype1" style:font-size-complex="12pt"/>
    </style:style>
    <style:style style:name="T4" style:family="text">
      <style:text-properties style:font-name="Palatino Linotype" fo:font-size="12pt" officeooo:rsid="0017c214" style:font-name-asian="Palatino Linotype1" style:font-size-asian="12pt" style:font-name-complex="Palatino Linotype1" style:font-size-complex="12pt"/>
    </style:style>
    <style:style style:name="T5" style:family="text">
      <style:text-properties style:font-name="Palatino Linotype" fo:font-size="12pt" fo:font-weight="bold" style:font-name-asian="Palatino Linotype1" style:font-size-asian="12pt" style:font-weight-asian="bold" style:font-name-complex="Palatino Linotype1" style:font-size-complex="12pt"/>
    </style:style>
    <style:style style:name="T6" style:family="text">
      <style:text-properties style:font-name="Palatino Linotype" fo:font-size="12pt" fo:font-weight="bold" style:font-name-asian="Palatino Linotype1" style:font-size-asian="12pt" style:font-weight-asian="bold" style:font-name-complex="Palatino Linotype1" style:font-size-complex="12pt" style:font-weight-complex="bold"/>
    </style:style>
    <style:style style:name="T7" style:family="text">
      <style:text-properties style:font-name="Palatino Linotype" fo:font-size="12pt" fo:font-weight="bold" officeooo:rsid="0017c214" style:font-name-asian="Palatino Linotype1" style:font-size-asian="12pt" style:font-weight-asian="bold" style:font-name-complex="Palatino Linotype1" style:font-size-complex="12pt" style:font-weight-complex="bold"/>
    </style:style>
    <style:style style:name="T8" style:family="text">
      <style:text-properties style:font-name="Palatino Linotype" fo:font-size="12pt" fo:font-style="italic" style:font-name-asian="Palatino Linotype1" style:font-size-asian="12pt" style:font-style-asian="italic" style:font-name-complex="Palatino Linotype1" style:font-size-complex="12pt"/>
    </style:style>
    <style:style style:name="T9" style:family="text">
      <style:text-properties style:font-name="Palatino Linotype" fo:font-size="12pt" fo:font-style="italic" fo:font-weight="bold" style:font-name-asian="Palatino Linotype1" style:font-size-asian="12pt" style:font-style-asian="italic" style:font-weight-asian="bold" style:font-name-complex="Palatino Linotype1" style:font-size-complex="12pt"/>
    </style:style>
    <style:style style:name="T10" style:family="text">
      <style:text-properties style:font-name="Average" fo:font-size="12pt" style:font-name-asian="Average1" style:font-size-asian="12pt" style:font-name-complex="Average1" style:font-size-complex="12pt"/>
    </style:style>
    <style:style style:name="T11" style:family="text">
      <style:text-properties style:font-name="Average" fo:font-size="12pt" style:text-underline-style="solid" style:text-underline-width="auto" style:text-underline-color="font-color" style:font-name-asian="Average1" style:font-size-asian="12pt" style:font-name-complex="Average1" style:font-size-complex="12pt"/>
    </style:style>
    <style:style style:name="T12" style:family="text">
      <style:text-properties fo:font-variant="small-caps" style:font-name="Palatino Linotype" fo:font-size="13pt" fo:font-weight="bold" style:font-name-asian="Palatino Linotype1" style:font-size-asian="13pt" style:font-weight-asian="bold" style:font-name-complex="Palatino Linotype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4"><text:span text:style-name="T1">This course requires that all teams design, order, populate, and test a printed circuit board (PCB). It is expected that the final demonstration will be conducted using as much of the PCB as possible. If after extensive debugging, hot fixing, etc. your TA may allow you to use a solder- or bread- board circuit in the final demonstration without loss of points on </text:span><text:span text:style-name="T5">this</text:span><text:span text:style-name="T1"> assignment; however, you will have to convincingly explain why the PCB design is no longer a viable option. The course staff reserves the right to exempt the PCB requirements for only certain components.</text:span></text:p>
      <text:p text:style-name="P2"/>
      <text:p text:style-name="P4"><text:span text:style-name="T1">This assignment is officially completed at the final demonstration; however, the first step has earlier due date. Please consider all manufacturing, shipping, parts sourcing, etc. lead times to ensure that your team fully completes the assignment by the due dates. </text:span><text:span text:style-name="T8">This is your responsibility.</text:span></text:p>
      <text:p text:style-name="P2"/>
      <text:p text:style-name="P4"><text:span text:style-name="T1">Perform the following steps, in sequence:<text:line-break/></text:span></text:p>
      <text:list xml:id="list3209308192" text:style-name="WWNum1">
        <text:list-item>
          <text:p text:style-name="P5"><text:span text:style-name="T5">[15%, pass/fail] Initial TA review of Schematics [Due Monday March 15, recommended ASAP]</text:span></text:p>
          <text:list>
            <text:list-item>
              <text:p text:style-name="P5"><text:span text:style-name="T5">complete </text:span><text:span text:style-name="T1">layout-ready schematics (in PDF format), and</text:span></text:p>
            </text:list-item>
            <text:list-item>
              <text:p text:style-name="P5"><text:span text:style-name="T1">a </text:span><text:span text:style-name="T5">complete</text:span><text:span text:style-name="T1"> bill-of-materials (BOM)</text:span></text:p>
            </text:list-item>
          </text:list>
        </text:list-item>
      </text:list>
      <text:p text:style-name="P8"/>
      <text:list xml:id="list211631544750187" text:continue-numbering="true" text:style-name="WWNum1">
        <text:list-item>
          <text:p text:style-name="P5"><text:span text:style-name="T5">[ 35%, pass / fail ] Initial TA review of PCB Layout [Due Second Lab Period (March 18/19)]</text:span><text:span text:style-name="T1"><text:line-break/>Ask your TA how they would like you to submit your PCB design for review. Each may require a different collection of documents, but at a minimum your team must provide:</text:span></text:p>
          <text:list>
            <text:list-item>
              <text:p text:style-name="P5"><text:span text:style-name="T5">complete </text:span><text:span text:style-name="T1">and </text:span><text:span text:style-name="T5">final</text:span><text:span text:style-name="T1"> schematics (in PDF format),</text:span></text:p>
            </text:list-item>
            <text:list-item>
              <text:p text:style-name="P5"><text:span text:style-name="T5">fully </text:span><text:span text:style-name="T1">routed PCB(s) exported as Gerbers,</text:span></text:p>
            </text:list-item>
            <text:list-item>
              <text:p text:style-name="P5"><text:span text:style-name="T1">A 1:1 scale printout of the PCB (in PDF with only top and bottom copper layer),</text:span></text:p>
            </text:list-item>
            <text:list-item>
              <text:p text:style-name="P5"><text:span text:style-name="T1">proof of DRC/ERC checks, </text:span></text:p>
            </text:list-item>
            <text:list-item>
              <text:p text:style-name="P5"><text:span text:style-name="T1">centroid file (only if getting assembly done by manufacturer),</text:span></text:p>
            </text:list-item>
            <text:list-item>
              <text:p text:style-name="P5"><text:span text:style-name="T1">print-out of planned order from fabricator’s website (PDF),</text:span></text:p>
            </text:list-item>
            <text:list-item>
              <text:p text:style-name="P5"><text:span text:style-name="T1">a </text:span><text:span text:style-name="T5">complete</text:span><text:span text:style-name="T1"> and </text:span><text:span text:style-name="T6">final</text:span><text:span text:style-name="T1"> bill-of-materials (BOM), and</text:span></text:p>
            </text:list-item>
            <text:list-item>
              <text:p text:style-name="P5"><text:span text:style-name="T1">a printout of this rubric with the answers to the below questions.</text:span></text:p>
            </text:list-item>
          </text:list>
        </text:list-item>
      </text:list>
      <text:p text:style-name="P11"/>
      <text:p text:style-name="P12"><text:span text:style-name="T1">What manufacturer do you plan to use: <text:tab/> <text:tab/></text:span><text:span text:style-name="T2">JLCPCB</text:span><text:span text:style-name="T1"> </text:span></text:p>
      <text:p text:style-name="P12"><text:span text:style-name="T1">What is the lead + shipping time:<text:tab/><text:tab/><text:tab/></text:span><text:span text:style-name="T3">20 business days</text:span></text:p>
      <text:p text:style-name="P12"><text:span text:style-name="T1">What quantity do you intend to order:<text:tab/><text:tab/></text:span><text:span text:style-name="T2">5</text:span><text:span text:style-name="T1"><text:line-break/>Manufacturer specifications</text:span></text:p>
      <text:p text:style-name="P12"><text:span text:style-name="T1"><text:tab/>Maximum number of layers:<text:tab/><text:tab/></text:span><text:span text:style-name="T2">6</text:span></text:p>
      <text:p text:style-name="P12"><text:span text:style-name="T1"><text:tab/>Surface finish:<text:tab/><text:tab/><text:tab/><text:tab/></text:span><text:span text:style-name="T2">1 oz/.035mm Copper</text:span></text:p>
      <text:p text:style-name="P12"><text:span text:style-name="T1"><text:tab/>Copper weight:<text:tab/><text:tab/><text:tab/><text:tab/></text:span><text:span text:style-name="T2">1 oz</text:span></text:p>
      <text:p text:style-name="P12"><text:span text:style-name="T1"><text:tab/>Minimum solder mask clearance:<text:tab/> <text:tab/>.</text:span><text:span text:style-name="T2">2mm</text:span></text:p>
      <text:p text:style-name="P13"><text:span text:style-name="T1">Minimum drill hole size: <text:tab/><text:tab/><text:tab/>.</text:span><text:span text:style-name="T2">2mm</text:span></text:p>
      <text:p text:style-name="P12"><text:span text:style-name="T1"><text:tab/>Minimum trace width:<text:tab/><text:tab/><text:tab/>.</text:span><text:span text:style-name="T2">2 mm</text:span></text:p>
      <text:p text:style-name="P12"><text:soft-page-break/><text:span text:style-name="T1"><text:tab/>Minimum trace spacing:<text:tab/><text:tab/><text:tab/>.</text:span><text:span text:style-name="T2">127mm</text:span></text:p>
      <text:p text:style-name="P12"><text:span text:style-name="T1"><text:tab/>Minimum via to trace spacing:<text:tab/><text:tab/>.</text:span><text:span text:style-name="T2">254mm</text:span></text:p>
      <text:p text:style-name="P12"><text:span text:style-name="T1"><text:tab/>Blind / Buried vias:<text:tab/><text:tab/><text:tab/><text:tab/> </text:span><text:span text:style-name="T7">No</text:span></text:p>
      <text:p text:style-name="P12"><text:span text:style-name="T1">Have you configured your tools DRC based on these specifications:<text:tab/><text:tab/></text:span><text:span text:style-name="T7">Yes</text:span></text:p>
      <text:p text:style-name="P12"><text:span text:style-name="T1">Does your PCB require a stencil to populate:<text:tab/> <text:s text:c="3"/></text:span><text:span text:style-name="T7">No</text:span></text:p>
      <text:p text:style-name="P12"><text:span text:style-name="T1"><text:s text:c="5"/>If so, do you have a plan to order one:<text:tab/> <text:s text:c="5"/><text:tab/> <text:s text:c="3"/></text:span><text:span text:style-name="T7">No</text:span></text:p>
      <text:p text:style-name="P12"><text:span text:style-name="T1">All components fit on PCB printed 1:1 scale: <text:s text:c="9"/></text:span><text:span text:style-name="T7">Yes</text:span></text:p>
      <text:p text:style-name="P12"><text:span text:style-name="T1">Checked for and corrected issues from appendix 1 checklist:<text:tab/> <text:s text:c="3"/><text:tab/><text:tab/></text:span><text:span text:style-name="T7">Yes</text:span></text:p>
      <text:p text:style-name="P12"><text:span text:style-name="T1">Your team name and number is clearly visible in the silkscreen:<text:tab/> <text:s text:c="3"/></text:span><text:span text:style-name="T7">Yes</text:span></text:p>
      <text:p text:style-name="P11"/>
      <text:p text:style-name="P4"><text:span text:style-name="T1"><text:tab/></text:span></text:p>
      <text:list xml:id="list211633059225770" text:continue-numbering="true" text:style-name="WWNum1">
        <text:list-item>
          <text:p text:style-name="P5"><text:span text:style-name="T5">[ 50% ] Assemble, test, and debug PCB (Waivers must be submitted, reviewed, and approved by April 11)</text:span></text:p>
        </text:list-item>
      </text:list>
      <text:p text:style-name="P9"><text:span text:style-name="T1">Fully populate the team's PCB design. We suggest starting with the power components and then moving to the next sub-system, one at a time. Be sure to test between each population. You may be forced to populate the entire board at once if a stencil is required. <text:s/>Attempt to debug and fix all design issues. Consider techniques such as trace cutting, fly wiring, etc. Consult with the course staff if a solution is not obvious. </text:span></text:p>
      <text:p text:style-name="P10"/>
      <text:p text:style-name="P9"><text:span text:style-name="T1">If the PCB design is proven to be unworkable, then start a conversation with your TA, Professor, and other course staff about how best to proceed. We may recommend a second PCB design and/or allow a solder- or bread- board based final demo. Unless an exemption is granted, the final demo is expected to be on a PCB. Use the attached waiver request form to officially request an exemption. </text:span></text:p>
      <text:p text:style-name="P3"/>
      <text:p text:style-name="P4"><text:span text:style-name="T1">Notes:</text:span></text:p>
      <text:p text:style-name="P14"><text:span text:style-name="T5">Appendix 1: Systematic PCB Verification Approach:</text:span></text:p>
      <text:list xml:id="list3296687870" text:style-name="WWNum2">
        <text:list-item>
          <text:p text:style-name="P6"><text:span text:style-name="T1">Parts Completion Check</text:span></text:p>
          <text:list>
            <text:list-item>
              <text:p text:style-name="P6"><text:span text:style-name="T1">Major components</text:span></text:p>
              <text:list>
                <text:list-item>
                  <text:p text:style-name="P6"><text:span text:style-name="T1">Microcontroller/FPGA/SoC/Microprocessor/CPLD</text:span></text:p>
                </text:list-item>
                <text:list-item>
                  <text:p text:style-name="P6"><text:span text:style-name="T1">Power supply, regulators, battery management</text:span></text:p>
                </text:list-item>
                <text:list-item>
                  <text:p text:style-name="P6"><text:span text:style-name="T1">Sensors</text:span></text:p>
                </text:list-item>
                <text:list-item>
                  <text:p text:style-name="P6"><text:span text:style-name="T1">User interface elements (LCDs, buttons, switches, etc.)</text:span></text:p>
                </text:list-item>
                <text:list-item>
                  <text:p text:style-name="P6"><text:span text:style-name="T1">Actuator drivers and control: Motor control, LED driver circuitry, audio filters and amplifiers, Etc.</text:span></text:p>
                </text:list-item>
              </text:list>
            </text:list-item>
            <text:list-item>
              <text:p text:style-name="P6"><text:span text:style-name="T1">Support components</text:span></text:p>
              <text:list>
                <text:list-item>
                  <text:p text:style-name="P6"><text:span text:style-name="T1">Microcontroller manufacturer's guidelines followed?</text:span></text:p>
                </text:list-item>
                <text:list-item>
                  <text:p text:style-name="P6"><text:span text:style-name="T1">All relevant application notes for major components followed?</text:span></text:p>
                </text:list-item>
                <text:list-item>
                  <text:p text:style-name="P6"><text:span text:style-name="T1">Support components have proper package and value? (Power circuit support<text:line-break/>components designed to handle necessary voltages and currents?)</text:span></text:p>
                </text:list-item>
                <text:list-item>
                  <text:p text:style-name="P6"><text:span text:style-name="T1">All ICs have decoupling capacitors as close to </text:span><text:span text:style-name="T9">every</text:span><text:span text:style-name="T1"> power pin on the package?</text:span></text:p>
                </text:list-item>
              </text:list>
            </text:list-item>
            <text:list-item>
              <text:p text:style-name="P6"><text:span text:style-name="T1">Other components included?</text:span></text:p>
              <text:list>
                <text:list-item>
                  <text:p text:style-name="P6"><text:span text:style-name="T1">Programming header?</text:span></text:p>
                </text:list-item>
                <text:list-item>
                  <text:p text:style-name="P6"><text:span text:style-name="T1">Reset circuit?</text:span></text:p>
                </text:list-item>
                <text:list-item>
                  <text:p text:style-name="P6"><text:span text:style-name="T1">Power connector(s)?</text:span></text:p>
                </text:list-item>
                <text:list-item>
                  <text:p text:style-name="P6"><text:span text:style-name="T1">Packaging mounting holes in PCB?</text:span></text:p>
                </text:list-item>
                <text:list-item>
                  <text:p text:style-name="P6"><text:span text:style-name="T1">Power on indicator(s)?</text:span></text:p>
                </text:list-item>
                <text:list-item>
                  <text:p text:style-name="P6"><text:span text:style-name="T1">Heartbeat LED?</text:span></text:p>
                </text:list-item>
                <text:list-item>
                  <text:p text:style-name="P6"><text:span text:style-name="T1">Oscillator/clocking circuitry?</text:span></text:p>
                </text:list-item>
                <text:list-item>
                  <text:p text:style-name="P6"><text:span text:style-name="T1">Debugging LEDs or interfaces?</text:span></text:p>
                </text:list-item>
              </text:list>
            </text:list-item>
          </text:list>
        </text:list-item>
        <text:list-item>
          <text:p text:style-name="P6"><text:span text:style-name="T1">Parts Placement Check:</text:span></text:p>
          <text:list>
            <text:list-item>
              <text:p text:style-name="P6"><text:span text:style-name="T1">Oscillator close to microcontroller?</text:span></text:p>
            </text:list-item>
            <text:list-item>
              <text:p text:style-name="P6"><text:span text:style-name="T1">Decoupling caps close to/under related ICs?</text:span></text:p>
            </text:list-item>
            <text:list-item>
              <text:p text:style-name="P6"><text:span text:style-name="T1">Connectors on board edges?</text:span></text:p>
            </text:list-item>
            <text:list-item>
              <text:p text:style-name="P6"><text:span text:style-name="T1">Parts grouped by system and/or in reasonable way that minimizes routing?</text:span></text:p>
            </text:list-item>
          </text:list>
        </text:list-item>
        <text:list-item>
          <text:p text:style-name="P6"><text:span text:style-name="T1">Mechanical/Space Conflict Check:</text:span></text:p>
          <text:list>
            <text:list-item>
              <text:p text:style-name="P6"><text:span text:style-name="T1">All x- and y- footprint space around electrical pins and pads are accounted for?</text:span></text:p>
            </text:list-item>
            <text:list-item>
              <text:p text:style-name="P6"><text:span text:style-name="T1">Has z-height of all parts been accounted for?</text:span></text:p>
            </text:list-item>
            <text:list-item>
              <text:p text:style-name="P6"><text:span text:style-name="T1">Has clearance been provided for the bolt heads of all mounting holes?</text:span></text:p>
            </text:list-item>
            <text:list-item>
              <text:p text:style-name="P6"><text:span text:style-name="T1">Have connectors been placed on the outer edges of boards where appropriate? Are they overhanging board edge where appropriate? Are they oriented in the correct direction?</text:span></text:p>
            </text:list-item>
            <text:list-item>
              <text:p text:style-name="P6"><text:span text:style-name="T1">Are all mounting and mechanical support holes free of traces and other items?</text:span></text:p>
            </text:list-item>
          </text:list>
        </text:list-item>
        <text:list-item>
          <text:p text:style-name="P6"><text:span text:style-name="T1">Routing Completion Check:</text:span></text:p>
          <text:list>
            <text:list-item>
              <text:p text:style-name="P6"><text:span text:style-name="T1">All traces routed?</text:span></text:p>
            </text:list-item>
            <text:list-item>
              <text:p text:style-name="P6"><text:span text:style-name="T1">Oscillator traces clear of interfering signals?</text:span></text:p>
            </text:list-item>
            <text:list-item>
              <text:p text:style-name="P6"><text:span text:style-name="T1">Traces of appropriate widths to handle current being passed? (Including power traces)</text:span></text:p>
            </text:list-item>
          </text:list>
        </text:list-item>
        <text:list-item>
          <text:p text:style-name="P6"><text:span text:style-name="T1">Routing Minimization Check:</text:span></text:p>
          <text:list>
            <text:list-item>
              <text:p text:style-name="P6"><text:span text:style-name="T1">Trace lengths have been minimized where possible?</text:span></text:p>
            </text:list-item>
            <text:list-item>
              <text:p text:style-name="P6"><text:span text:style-name="T1">Octagonal (45-degree constrained) layout mode has been utilized, where </text:span><text:soft-page-break/><text:span text:style-name="T1">possible?</text:span></text:p>
            </text:list-item>
            <text:list-item>
              <text:p text:style-name="P6"><text:span text:style-name="T1">Right angles have been removed, except where necessary?</text:span></text:p>
            </text:list-item>
            <text:list-item>
              <text:p text:style-name="P6"><text:span text:style-name="T1">Acute angles have been eliminated from all board routing?</text:span></text:p>
            </text:list-item>
          </text:list>
        </text:list-item>
        <text:list-item>
          <text:p text:style-name="P6"><text:span text:style-name="T1">Via Minimization Check:</text:span></text:p>
          <text:list>
            <text:list-item>
              <text:p text:style-name="P6"><text:span text:style-name="T1">Vias have been eliminated to extent reasonable?</text:span></text:p>
            </text:list-item>
            <text:list-item>
              <text:p text:style-name="P6"><text:span text:style-name="T1">Planes on opposite sides of boards are connected by vias at reasonable intervals?</text:span></text:p>
            </text:list-item>
          </text:list>
        </text:list-item>
        <text:list-item>
          <text:p text:style-name="P6"><text:span text:style-name="T1">Plane Check:</text:span></text:p>
          <text:list>
            <text:list-item>
              <text:p text:style-name="P6"><text:span text:style-name="T1">Planes have been included, where reasonable?</text:span></text:p>
            </text:list-item>
            <text:list-item>
              <text:p text:style-name="P6"><text:span text:style-name="T1">Analog ground (AGND), has been separated from the main ground net?</text:span></text:p>
            </text:list-item>
            <text:list-item>
              <text:p text:style-name="P6"><text:span text:style-name="T1">Isolation on all planes has been set to at least 12 mils?</text:span></text:p>
            </text:list-item>
          </text:list>
        </text:list-item>
        <text:list-item>
          <text:p text:style-name="P6"><text:span text:style-name="T1">Silkscreen check</text:span></text:p>
          <text:list>
            <text:list-item>
              <text:p text:style-name="P6"><text:span text:style-name="T1">Silkscreen labels have been provided for all components and connectors?</text:span></text:p>
            </text:list-item>
            <text:list-item>
              <text:p text:style-name="P6"><text:span text:style-name="T1">Silkscreen labels have been appropriately placed near components, but not on top of pads or pins?</text:span></text:p>
            </text:list-item>
            <text:list-item>
              <text:p text:style-name="P6"><text:span text:style-name="T1">Pin 1 of all ICs and other polarity-sensitive components (such as diodes) are clearly marked?</text:span></text:p>
            </text:list-item>
            <text:list-item>
              <text:p text:style-name="P6"><text:span text:style-name="T1">Board silkscreen layer includes course and team name?</text:span></text:p>
            </text:list-item>
            <text:list-item>
              <text:p text:style-name="P6"><text:span text:style-name="T1">Board silkscreen layer includes names of all team members, if possible?</text:span></text:p>
            </text:list-item>
            <text:list-item>
              <text:p text:style-name="P6"><text:span text:style-name="T1">Board silkscreen layer includes a descriptive name to identify the board?</text:span></text:p>
            </text:list-item>
            <text:list-item>
              <text:p text:style-name="P6"><text:span text:style-name="T1">Board silkscreen layer includes a revision number and/or last modified date?</text:span></text:p>
            </text:list-item>
          </text:list>
        </text:list-item>
        <text:list-item>
          <text:p text:style-name="P6"><text:span text:style-name="T1">Gerber Check</text:span></text:p>
          <text:list>
            <text:list-item>
              <text:p text:style-name="P6"><text:span text:style-name="T1">Gerber files have been inspected by a gerber viewer program (e.g. gerbv) to check for any last-minute software CAM-processing defects.</text:span></text:p>
            </text:list-item>
          </text:list>
        </text:list-item>
      </text:list>
      <text:p text:style-name="P15"><text:span text:style-name="T5">Appendix 2: PCB Waiver Request</text:span></text:p>
      <text:p text:style-name="P16"><text:span text:style-name="T1">Team name: ____________________ <text:s text:c="2"/>TA: ____________________ </text:span></text:p>
      <text:p text:style-name="P16"><text:span text:style-name="T1">Portion of project that will not be demonstrated on a PCB:</text:span></text:p>
      <text:p text:style-name="P17"/>
      <text:p text:style-name="P17"/>
      <text:p text:style-name="P16"><text:span text:style-name="T1">Explanation of the PCB design fault:</text:span></text:p>
      <text:p text:style-name="P17"/>
      <text:p text:style-name="P17"/>
      <text:p text:style-name="P17"/>
      <text:p text:style-name="P17"/>
      <text:p text:style-name="P16"><text:span text:style-name="T1">What steps were taken in attempt to overcome the design fault:</text:span></text:p>
      <text:p text:style-name="P17"/>
      <text:p text:style-name="P17"/>
      <text:p text:style-name="P17"/>
      <text:p text:style-name="P17"/>
      <text:p text:style-name="P17"/>
      <text:p text:style-name="P17"/>
      <text:p text:style-name="P16"><text:span text:style-name="T1">How will you demonstrate the affected portion?</text:span></text:p>
      <text:p text:style-name="P17"/>
      <text:p text:style-name="P17"/>
      <text:p text:style-name="P17"/>
      <text:p text:style-name="P17"/>
      <text:p text:style-name="P17"/>
      <text:p text:style-name="P17"/>
      <text:p text:style-name="P17"/>
      <text:p text:style-name="P17"/>
      <text:p text:style-name="P16"><text:span text:style-name="T1">TA Approval/Comments:</text:span></text:p>
      <text:p text:style-name="P17"/>
      <text:p text:style-name="P16"><text:span text:style-name="T1">Professor Approval/Comments:</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 svg:font-family="'Noto Sans Devanagari'" style:font-family-generic="swiss"/>
    <style:font-face style:name="Arial" svg:font-family="Arial" style:font-family-generic="roman" style:font-pitch="variable"/>
    <style:font-face style:name="Average" svg:font-family="Average" style:font-family-generic="roman" style:font-pitch="variable"/>
    <style:font-face style:name="Palatino Linotype" svg:font-family="'Palatino Linotype'"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Average1" svg:font-family="Average" style:font-family-generic="system" style:font-pitch="variable"/>
    <style:font-face style:name="DejaVu Sans1" svg:font-family="'DejaVu Sans'" style:font-family-generic="system" style:font-pitch="variable"/>
    <style:font-face style:name="Noto Sans Devanagari1" svg:font-family="'Noto Sans Devanagari'" style:font-family-generic="system" style:font-pitch="variable"/>
    <style:font-face style:name="Palatino Linotype1" svg:font-family="'Palatino Linotyp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style:tab-stops>
          <style:tab-stop style:position="3.25in" style:type="center"/>
          <style:tab-stop style:position="6.5in" style:type="right"/>
        </style:tab-stops>
      </style:paragraph-properties>
    </style:style>
    <style:style style:name="MP2" style:family="paragraph" style:parent-style-name="Heading_20_1">
      <style:paragraph-properties fo:margin-top="0.0902in" fo:margin-bottom="0.0598in" style:contextual-spacing="false" fo:line-height="100%"/>
    </style:style>
    <style:style style:name="MT1" style:family="text">
      <style:text-properties fo:font-variant="small-caps" style:font-name="Palatino Linotype" fo:font-size="13pt" fo:font-weight="bold" style:font-name-asian="Palatino Linotype1" style:font-size-asian="13pt" style:font-weight-asian="bold" style:font-name-complex="Palatino Linotype1" style:font-size-complex="13pt"/>
    </style:style>
    <style:style style:name="MT2" style:family="text">
      <style:text-properties style:font-name="Average" fo:font-size="12pt" style:font-name-asian="Average1" style:font-size-asian="12pt" style:font-name-complex="Average1" style:font-size-complex="12pt"/>
    </style:style>
    <style:style style:name="MT3" style:family="text">
      <style:text-properties style:font-name="Average" fo:font-size="12pt" style:text-underline-style="solid" style:text-underline-width="auto" style:text-underline-color="font-color" style:font-name-asian="Average1" style:font-size-asian="12pt" style:font-name-complex="Average1" style:font-size-complex="12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Footer">Version 1.2. Last edited: 3/8/21</text:p>
      </style:footer>
    </style:master-page>
    <style:master-page style:name="First_20_Page" style:display-name="First Page" style:page-layout-name="Mpm1" style:next-style-name="Standard">
      <style:header>
        <text:h text:style-name="MP2" text:outline-level="1"><text:bookmark text:name="_yonrmfsspnlg"/><text:span text:style-name="MT1">PCB Review Rubric</text:span></text:h>
        <text:p text:style-name="MP1"><text:span text:style-name="MT2">Group name: </text:span><text:span text:style-name="MT3">___________________________</text:span><text:span text:style-name="MT2"> <text:s text:c="2"/>Section: </text:span><text:span text:style-name="MT3">________</text:span><text:span text:style-name="MT2"> <text:s text:c="2"/>Examiner: </text:span><text:span text:style-name="MT3">________________________</text:span></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1</meta:editing-cycles>
    <meta:creation-date>2020-10-26T13:04:00</meta:creation-date>
    <dc:date>2021-03-18T21:16:31.366252524</dc:date>
    <meta:editing-duration>PT1H16M24S</meta:editing-duration>
    <meta:generator>LibreOffice/7.1.1.2$Linux_X86_64 LibreOffice_project/10$Build-2</meta:generator>
    <meta:document-statistic meta:table-count="0" meta:image-count="0" meta:object-count="0" meta:page-count="5" meta:paragraph-count="108" meta:word-count="1156" meta:character-count="7194" meta:non-whitespace-character-count="6127"/>
    <meta:user-defined meta:name="AppVersion">16.0000</meta:user-defined>
    <meta:template xlink:type="simple" xlink:actuate="onRequest" xlink:title="Normal.dotm" xlink:href=""/>
  </office:meta>
</office:document-meta>
</file>